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108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4" style:family="table-cell" style:parent-style-name="Default" style:data-style-name="N10104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5" style:family="table-cell" style:parent-style-name="Default" style:data-style-name="N10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row table:style-name="ro1">
          <table:table-cell table:style-name="ce6" office:value-type="string" calcext:value-type="string" table:number-columns-spanned="4" table:number-rows-spanned="1">
            <text:p>Protótipo</text:p>
          </table:table-cell>
          <table:covered-table-cell table:number-columns-repeated="2" table:style-name="ce7"/>
          <table:covered-table-cell table:style-name="Default"/>
        </table:table-row>
        <table:table-row table:style-name="ro2">
          <table:table-cell/>
          <table:table-cell table:style-name="ce7" office:value-type="string" calcext:value-type="string">
            <text:p>Quantidade</text:p>
          </table:table-cell>
          <table:table-cell table:style-name="ce7" office:value-type="string" calcext:value-type="string">
            <text:p>Valor</text:p>
          </table:table-cell>
          <table:table-cell table:style-name="ce7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Arduino Uno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20" calcext:value-type="currency">
            <text:p>R$ 20,00</text:p>
          </table:table-cell>
        </table:table-row>
        <table:table-row table:style-name="ro2">
          <table:table-cell office:value-type="string" calcext:value-type="string">
            <text:p>LED’s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0.5" calcext:value-type="currency">
            <text:p>R$ 0,50</text:p>
          </table:table-cell>
          <table:table-cell office:value-type="currency" office:currency="BRL" office:value="4" calcext:value-type="currency">
            <text:p>R$ 4,00</text:p>
          </table:table-cell>
        </table:table-row>
        <table:table-row table:style-name="ro2">
          <table:table-cell office:value-type="string" calcext:value-type="string">
            <text:p>Button (PBS29)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3.5" calcext:value-type="currency">
            <text:p>R$ 3,50</text:p>
          </table:table-cell>
          <table:table-cell office:value-type="currency" office:currency="BRL" office:value="14" calcext:value-type="currency">
            <text:p>R$ 14,00</text:p>
          </table:table-cell>
        </table:table-row>
        <table:table-row table:style-name="ro2">
          <table:table-cell office:value-type="string" calcext:value-type="string">
            <text:p>Jumper (20 cm)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17" calcext:value-type="currency">
            <text:p>R$ 17,00</text:p>
          </table:table-cell>
          <table:table-cell office:value-type="currency" office:currency="BRL" office:value="17" calcext:value-type="currency">
            <text:p>R$ 17,00</text:p>
          </table:table-cell>
        </table:table-row>
        <table:table-row table:style-name="ro2">
          <table:table-cell office:value-type="string" calcext:value-type="string">
            <text:p>Fios (0,20mm)</text:p>
          </table:table-cell>
          <table:table-cell office:value-type="string" calcext:value-type="string">
            <text:p>24 m</text:p>
          </table:table-cell>
          <table:table-cell office:value-type="currency" office:currency="BRL" office:value="0.4" calcext:value-type="currency">
            <text:p>R$ 0,40</text:p>
          </table:table-cell>
          <table:table-cell office:value-type="currency" office:currency="BRL" office:value="9.6" calcext:value-type="currency">
            <text:p>R$ 9,60</text:p>
          </table:table-cell>
        </table:table-row>
        <table:table-row table:style-name="ro2">
          <table:table-cell office:value-type="string" calcext:value-type="string">
            <text:p>Ferro de sold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" calcext:value-type="currency">
            <text:p>R$ 17,00</text:p>
          </table:table-cell>
          <table:table-cell office:value-type="currency" office:currency="BRL" office:value="17" calcext:value-type="currency">
            <text:p>R$ 17,00</text:p>
          </table:table-cell>
        </table:table-row>
        <table:table-row table:style-name="ro2">
          <table:table-cell office:value-type="string" calcext:value-type="string">
            <text:p>Sold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currency" office:currency="BRL" office:value="9" calcext:value-type="currency">
            <text:p>R$ 9,00</text:p>
          </table:table-cell>
        </table:table-row>
        <table:table-row table:style-name="ro2">
          <table:table-cell office:value-type="string" calcext:value-type="string">
            <text:p>Resistores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0.1" calcext:value-type="currency">
            <text:p>R$ 0,10</text:p>
          </table:table-cell>
          <table:table-cell office:value-type="currency" office:currency="BRL" office:value="1.5" calcext:value-type="currency">
            <text:p>R$ 1,5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</text:p>
          </table:table-cell>
          <table:table-cell table:style-name="Default" table:number-columns-repeated="2"/>
          <table:table-cell table:style-name="ce5" table:formula="of:=SUM([.D10];[.D9];[.D8];[.D7];[.D6];[.D5];[.D4];[.D3])" office:value-type="currency" office:currency="BRL" office:value="92.1" calcext:value-type="currency">
            <text:p>R$ 92,10</text:p>
          </table:table-cell>
        </table:table-row>
        <table:table-row table:style-name="ro2" table:number-rows-repeated="3">
          <table:table-cell/>
          <table:table-cell table:style-name="Default" table:number-columns-repeated="3"/>
        </table:table-row>
        <table:table-row table:style-name="ro1">
          <table:table-cell table:style-name="ce6" office:value-type="string" calcext:value-type="string" table:number-columns-spanned="4" table:number-rows-spanned="1">
            <text:p>Versão Final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Arduino Uno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20" calcext:value-type="currency">
            <text:p>R$ 20,00</text:p>
          </table:table-cell>
        </table:table-row>
        <table:table-row table:style-name="ro2">
          <table:table-cell office:value-type="string" calcext:value-type="string">
            <text:p>LED’s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0.5" calcext:value-type="currency">
            <text:p>R$ 0,50</text:p>
          </table:table-cell>
          <table:table-cell office:value-type="currency" office:currency="BRL" office:value="4" calcext:value-type="currency">
            <text:p>R$ 4,00</text:p>
          </table:table-cell>
        </table:table-row>
        <table:table-row table:style-name="ro2">
          <table:table-cell office:value-type="string" calcext:value-type="string">
            <text:p>Big Dome Push Button 100mm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25" calcext:value-type="currency">
            <text:p>R$ 25,00</text:p>
          </table:table-cell>
          <table:table-cell office:value-type="currency" office:currency="BRL" office:value="100" calcext:value-type="currency">
            <text:p>R$ 100,00</text:p>
          </table:table-cell>
        </table:table-row>
        <table:table-row table:style-name="ro2">
          <table:table-cell office:value-type="string" calcext:value-type="string">
            <text:p>Jumper (20 cm)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17" calcext:value-type="currency">
            <text:p>R$ 17,00</text:p>
          </table:table-cell>
          <table:table-cell office:value-type="currency" office:currency="BRL" office:value="17" calcext:value-type="currency">
            <text:p>R$ 17,00</text:p>
          </table:table-cell>
        </table:table-row>
        <table:table-row table:style-name="ro2">
          <table:table-cell office:value-type="string" calcext:value-type="string">
            <text:p>Fios (0,20mm)</text:p>
          </table:table-cell>
          <table:table-cell office:value-type="string" calcext:value-type="string">
            <text:p>24 m</text:p>
          </table:table-cell>
          <table:table-cell office:value-type="currency" office:currency="BRL" office:value="0.4" calcext:value-type="currency">
            <text:p>R$ 0,40</text:p>
          </table:table-cell>
          <table:table-cell office:value-type="currency" office:currency="BRL" office:value="9.6" calcext:value-type="currency">
            <text:p>R$ 9,60</text:p>
          </table:table-cell>
        </table:table-row>
        <table:table-row table:style-name="ro2">
          <table:table-cell office:value-type="string" calcext:value-type="string">
            <text:p>Ferro de sold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" calcext:value-type="currency">
            <text:p>R$ 17,00</text:p>
          </table:table-cell>
          <table:table-cell office:value-type="currency" office:currency="BRL" office:value="17" calcext:value-type="currency">
            <text:p>R$ 17,00</text:p>
          </table:table-cell>
        </table:table-row>
        <table:table-row table:style-name="ro2">
          <table:table-cell office:value-type="string" calcext:value-type="string">
            <text:p>Sold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currency" office:currency="BRL" office:value="9" calcext:value-type="currency">
            <text:p>R$ 9,00</text:p>
          </table:table-cell>
        </table:table-row>
        <table:table-row table:style-name="ro2">
          <table:table-cell office:value-type="string" calcext:value-type="string">
            <text:p>Resistores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0.1" calcext:value-type="currency">
            <text:p>R$ 0,10</text:p>
          </table:table-cell>
          <table:table-cell office:value-type="currency" office:currency="BRL" office:value="1.5" calcext:value-type="currency">
            <text:p>R$ 1,5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</text:p>
          </table:table-cell>
          <table:table-cell table:style-name="Default" table:number-columns-repeated="2"/>
          <table:table-cell table:style-name="ce5" table:formula="of:=SUM([.D25];[.D24];[.D23];[.D22];[.D21];[.D20];[.D19];[.D18])" office:value-type="currency" office:currency="BRL" office:value="178.1" calcext:value-type="currency">
            <text:p>R$ 178,10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Big Dome Push Button 100mm</text:p>
          </table:table-cell>
          <table:table-cell table:style-name="Default" office:value-type="string" calcext:value-type="string">
            <text:p>Link 1 : <text:a xlink:href="https://pt.aliexpress.com/item/100mm-keysters-big-game-with-light-button-reset-button-with-micro-switch/32365763929.html?spm=a2g03.10010108.1000014.2.5bed3d12smIAIw&amp;traffic_analysisId=recommend_3035_null_null_null&amp;scm=1007.13338.80878.000000000000000&amp;pvid=a614518e-a429-4062-89c5-63c3f6e64c37&amp;tpp=1" xlink:type="simple">https://pt.aliexpress.com/item/100mm-keysters-big-game-with-light-button-reset-button-with-micro-switch/32365763929.html?spm=a2g03.10010108.1000014.2.5bed3d12smIAIw&amp;traffic_analysisId=recommend_3035_null_null_null&amp;scm=1007.13338.80878.000000000000000&amp;pvid=a614518e-a429-4062-89c5-63c3f6e64c37&amp;tpp=1</text:a>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Default" office:value-type="string" calcext:value-type="string">
            <text:p>Link 2: <text:a xlink:href="https://pt.aliexpress.com/item/1pcs-100mm-Illuminated-Arcade-Push-Button-Led-12v-Power-Button-Switch-Push-Button-with-Microswitch-and/1000003792129.html?spm=a2g03.10010108.1000014.10.5bed3d12smIAIw&amp;traffic_analysisId=recommend_3035_null_null_null&amp;scm=1007.13338.80878.000000000000000&amp;pvid=a614518e-a429-4062-89c5-63c3f6e64c37&amp;tpp=1" xlink:type="simple">https://pt.aliexpress.com/item/1pcs-100mm-Illuminated-Arcade-Push-Button-Led-12v-Power-Button-Switch-Push-Button-with-Microswitch-and/1000003792129.html?spm=a2g03.10010108.1000014.10.5bed3d12smIAIw&amp;traffic_analysisId=recommend_3035_null_null_null&amp;scm=1007.13338.80878.000000000000000&amp;pvid=a614518e-a429-4062-89c5-63c3f6e64c37&amp;tpp=1</text:a>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10P0" style:volatile="true" number:language="pt" number:country="BR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11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110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 style:data-style-name="N2" text:time-value="16:38:24.260996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6:14:16.908848544</meta:creation-date>
    <dc:date>2018-04-17T17:05:29.989383843</dc:date>
    <meta:editing-duration>PT19M49S</meta:editing-duration>
    <meta:editing-cycles>2</meta:editing-cycles>
    <meta:generator>LibreOffice/5.4.5.1$Linux_X86_64 LibreOffice_project/40m0$Build-1</meta:generator>
    <meta:document-statistic meta:table-count="1" meta:cell-count="79" meta:object-count="0"/>
  </office:meta>
</office:document-meta>
</file>